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57da" officeooo:paragraph-rsid="001b57da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cf1da" officeooo:paragraph-rsid="001cf1da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e082f" officeooo:paragraph-rsid="001e082f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1cf1da" style:font-style-asian="normal" style:font-weight-asian="normal"/>
    </style:style>
    <style:style style:name="T4" style:family="text">
      <style:text-properties officeooo:rsid="001740fd"/>
    </style:style>
    <style:style style:name="T5" style:family="text">
      <style:text-properties officeooo:rsid="001a7c99"/>
    </style:style>
    <style:style style:name="T6" style:family="text">
      <style:text-properties officeooo:rsid="001b57da"/>
    </style:style>
    <style:style style:name="T7" style:family="text">
      <style:text-properties officeooo:rsid="001d0a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5">7th</text:span> of <text:span text:style-name="T5">December</text:span> 202<text:span text:style-name="T4">1</text:span> under the <text:span text:style-name="T5">4th</text:span> PA Meeting.</text:p>
      <text:p text:style-name="P1"/>
      <text:p text:style-name="P1">The Assembly, recognising the current situation,</text:p>
      <text:p text:style-name="P1"/>
      <text:p text:style-name="P4">Constitutes the need <text:span text:style-name="T7">to skip all meetings on solstices, including the meetings in the week of the solstice unless it is closer to the next meeting (f.e. on a Sunday where the meeting is on a Tuesday, it is connected to that Tuesday).</text:span></text:p>
      <text:p text:style-name="P5">This should not apply to extraordinary meetings.</text:p>
      <text:p text:style-name="P1"/>
      <text:p text:style-name="P1">And proceeds.</text:p>
      <text:p text:style-name="P1"/>
      <text:p text:style-name="P1">Signed by,</text:p>
      <text:p text:style-name="P1">_<text:span text:style-name="T6">yoran_</text:span></text:p>
      <text:p text:style-name="P2">Comradedoggo_21</text:p>
      <text:p text:style-name="P2">eldegron</text:p>
      <text:p text:style-name="P2">Emeralda_axe7</text:p>
      <text:p text:style-name="P1"/>
      <text:p text:style-name="P1"/>
      <text:p text:style-name="P1"/>
      <text:p text:style-name="Standard"><text:span text:style-name="T1">[</text:span><text:span text:style-name="T2">Motion 4-1: To skip the meeting</text:span><text:span text:style-name="T3">s</text:span><text:span text:style-name="T2"> on solstice</text:span><text:span text:style-name="T3">s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08T09:35:57.138023207</dc:date>
    <meta:editing-duration>PT4M44S</meta:editing-duration>
    <meta:editing-cycles>10</meta:editing-cycles>
    <meta:generator>LibreOffice/7.2.3.2$Linux_X86_64 LibreOffice_project/a49ed84f3d037188bbbcb324f9afc3796d887539</meta:generator>
    <meta:document-statistic meta:table-count="0" meta:image-count="0" meta:object-count="0" meta:page-count="1" meta:paragraph-count="11" meta:word-count="87" meta:character-count="528" meta:non-whitespace-character-count="452"/>
  </office:meta>
</office:document-meta>
</file>